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b2eb" officeooo:paragraph-rsid="001eb2eb"/>
    </style:style>
    <style:style style:name="P2" style:family="paragraph" style:parent-style-name="Standard">
      <style:text-properties fo:font-size="12pt" officeooo:rsid="001f73ed" officeooo:paragraph-rsid="001f73ed" style:font-size-asian="10.5pt" style:font-size-complex="12pt"/>
    </style:style>
    <style:style style:name="T1" style:family="text">
      <style:text-properties fo:font-size="18pt" style:font-size-asian="18pt" style:font-size-complex="18pt"/>
    </style:style>
    <style:style style:name="T2" style:family="text">
      <style:text-properties fo:font-size="18pt" officeooo:rsid="001f73ed"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Existing </text:span><text:span text:style-name="T2">System</text:span></text:p>
      <text:p text:style-name="P1"><text:span text:style-name="T2"/></text:p>
      <text:p text:style-name="P1"><text:span text:style-name="T2"/></text:p>
      <text:p text:style-name="P2">Existing system is the manual entry for the students. Here the attendance will be carried out in the hand written registers. It wil be a tedious job to maintain the record for the user. The human effort is more here. The retrieval of the information is not as easy as the records are maintained in the handwritten registers. </text:p>
      <text:p text:style-name="P2">This application requires a correct feed on <text:s/>input into respective field. Suppose <text:s/>the wrong inputs are entered , the application resist to work .so the user find it difficult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5:25:54.846867985</meta:creation-date>
    <dc:date>2019-07-10T15:45:41.397091320</dc:date>
    <meta:editing-duration>PT3M3S</meta:editing-duration>
    <meta:editing-cycles>2</meta:editing-cycles>
    <meta:generator>LibreOffice/6.0.7.3$Linux_X86_64 LibreOffice_project/00m0$Build-3</meta:generator>
    <meta:document-statistic meta:table-count="0" meta:image-count="0" meta:object-count="0" meta:page-count="1" meta:paragraph-count="3" meta:word-count="91" meta:character-count="528" meta:non-whitespace-character-count="432"/>
  </office:meta>
</office:document-meta>
</file>